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draw:stroke="none" svg:stroke-color="#000000" draw:fill="none" draw:fill-color="#ffffff" fo:min-height="2.163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8cm"/>
    </style:style>
    <style:style style:name="gr6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draw:stroke="none" svg:stroke-color="#000000" draw:fill="none" draw:fill-color="#ffffff" fo:min-height="6.1cm"/>
    </style:style>
    <style:style style:name="gr10" style:family="graphic" style:parent-style-name="standard">
      <style:graphic-properties draw:stroke="none" svg:stroke-color="#000000" draw:fill="none" draw:fill-color="#ffffff" fo:min-height="4.83cm"/>
    </style:style>
    <style:style style:name="gr11" style:family="graphic" style:parent-style-name="standard">
      <style:graphic-properties draw:stroke="none" svg:stroke-color="#000000" draw:fill="none" draw:fill-color="#ffffff" fo:min-height="3.56cm"/>
    </style:style>
    <style:style style:name="gr12" style:family="graphic" style:parent-style-name="standard">
      <style:graphic-properties draw:stroke="none" svg:stroke-color="#000000" draw:fill="none" draw:fill-color="#ffffff" fo:min-height="7.74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  <style:text-properties fo:font-size="6pt" style:font-size-asian="6pt" style:font-size-complex="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10pt"/>
    </style:style>
    <style:style style:name="P13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0.762cm" svg:x="2.27cm" svg:y="2.27cm">
          <draw:text-box>
            <text:p><text:span text:style-name="T1">AudioMemory( blocks )</text:span></text:p>
          </draw:text-box>
        </draw:frame>
        <draw:frame draw:style-name="gr1" draw:text-style-name="P1" draw:layer="layout" svg:width="10.16cm" svg:height="0.762cm" svg:x="2.27cm" svg:y="4.81cm">
          <draw:text-box>
            <text:p><text:span text:style-name="T1">AudioStream::initialize_memory(data, num)</text:span></text:p>
          </draw:text-box>
        </draw:frame>
        <draw:frame draw:style-name="gr1" draw:text-style-name="P1" draw:layer="layout" svg:width="4.445cm" svg:height="0.762cm" svg:x="2.905cm" svg:y="3.54cm">
          <draw:text-box>
            <text:p><text:span text:style-name="T1">...calls...</text:span></text:p>
          </draw:text-box>
        </draw:frame>
        <draw:frame draw:style-name="gr2" draw:text-style-name="P1" draw:layer="layout" svg:width="12.192cm" svg:height="4.043cm" svg:x="2.905cm" svg:y="6.08cm">
          <draw:text-box>
            <text:p><text:span text:style-name="T1">This reserves all the memory available.</text:span></text:p>
            <text:p><text:span text:style-name="T1">The name "data" is used as an array of blocks during construction as audio_block_t data[num]; then saved as audio_block_t * AudioStream::memory_pool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10.16cm" svg:height="1.673cm" svg:x="2.143cm" svg:y="22.717cm">
          <draw:text-box>
            <text:p><text:span text:style-name="T1">When an AudioConnection object is made,</text:span></text:p>
            <text:p><text:span text:style-name="T1"/></text:p>
            <text:p><text:span text:style-name="T1">audio_block_t * AudioStream::memory_pool;</text:span></text:p>
          </draw:text-box>
        </draw:frame>
        <draw:rect draw:style-name="gr3" draw:text-style-name="P2" draw:layer="layout" svg:width="6.35cm" svg:height="5.08cm" svg:x="4.81cm" svg:y="9.89cm">
          <text:p text:style-name="P2">sample data</text:p>
        </draw:rect>
        <draw:rect draw:style-name="gr3" draw:text-style-name="P3" draw:layer="layout" svg:width="6.35cm" svg:height="0.636cm" svg:x="4.809cm" svg:y="9.889cm">
          <text:p text:style-name="P2"><text:span text:style-name="T1">4</text:span></text:p>
        </draw:rect>
        <draw:rect draw:style-name="gr3" draw:text-style-name="P3" draw:layer="layout" svg:width="6.35cm" svg:height="0.636cm" svg:x="4.81cm" svg:y="10.525cm">
          <text:p text:style-name="P2"><text:span text:style-name="T1">3</text:span></text:p>
        </draw:rect>
        <draw:frame draw:style-name="gr1" draw:text-style-name="P1" draw:layer="layout" svg:width="3.937cm" svg:height="0.762cm" svg:x="4.81cm" svg:y="9.128cm">
          <draw:text-box>
            <text:p><text:span text:style-name="T1">audio_block_t</text:span></text:p>
          </draw:text-box>
        </draw:frame>
        <draw:frame draw:style-name="gr1" draw:text-style-name="P5" draw:layer="layout" svg:width="3.937cm" svg:height="0.762cm" svg:x="0.873cm" svg:y="9.89cm">
          <draw:text-box>
            <text:p text:style-name="P4"><text:span text:style-name="T2">ref_count</text:span></text:p>
          </draw:text-box>
        </draw:frame>
        <draw:frame draw:style-name="gr1" draw:text-style-name="P5" draw:layer="layout" svg:width="3.937cm" svg:height="0.762cm" svg:x="0.873cm" svg:y="10.525cm">
          <draw:text-box>
            <text:p text:style-name="P4"><text:span text:style-name="T2">memory_pool_index</text:span></text:p>
          </draw:text-box>
        </draw:frame>
        <draw:line draw:style-name="gr4" draw:text-style-name="P2" draw:layer="layout" svg:x1="5.953cm" svg:y1="15.097cm" svg:x2="7.604cm" svg:y2="17.002cm">
          <text:p/>
        </draw:line>
        <draw:line draw:style-name="gr4" draw:text-style-name="P2" draw:layer="layout" svg:x1="10.017cm" svg:y1="15.097cm" svg:x2="8.239cm" svg:y2="17.002cm">
          <text:p/>
        </draw:line>
        <draw:rect draw:style-name="gr3" draw:text-style-name="P2" draw:layer="layout" svg:width="1.905cm" svg:height="1.905cm" svg:x="6.969cm" svg:y="17.51cm">
          <text:p text:style-name="P2"/>
          <text:p text:style-name="P2"/>
        </draw:rect>
        <draw:rect draw:style-name="gr3" draw:text-style-name="P2" draw:layer="layout" svg:width="1.905cm" svg:height="0.381cm" svg:x="6.969cm" svg:y="17.51cm">
          <text:p text:style-name="P2"><text:span text:style-name="T3">?</text:span></text:p>
        </draw:rect>
        <draw:rect draw:style-name="gr3" draw:text-style-name="P2" draw:layer="layout" svg:width="1.905cm" svg:height="0.381cm" svg:x="6.969cm" svg:y="17.891cm">
          <text:p text:style-name="P2"><text:span text:style-name="T3">0</text:span></text:p>
        </draw:rect>
        <draw:rect draw:style-name="gr3" draw:text-style-name="P2" draw:layer="layout" svg:width="1.905cm" svg:height="1.905cm" svg:x="8.239cm" svg:y="17.764cm">
          <text:p text:style-name="P2"/>
          <text:p text:style-name="P2"/>
        </draw:rect>
        <draw:rect draw:style-name="gr3" draw:text-style-name="P2" draw:layer="layout" svg:width="1.905cm" svg:height="0.381cm" svg:x="8.239cm" svg:y="17.764cm">
          <text:p text:style-name="P2"><text:span text:style-name="T3">?</text:span></text:p>
        </draw:rect>
        <draw:rect draw:style-name="gr3" draw:text-style-name="P2" draw:layer="layout" svg:width="1.905cm" svg:height="0.381cm" svg:x="8.239cm" svg:y="18.145cm">
          <text:p text:style-name="P2"><text:span text:style-name="T3">1</text:span></text:p>
        </draw:rect>
        <draw:rect draw:style-name="gr3" draw:text-style-name="P2" draw:layer="layout" svg:width="1.905cm" svg:height="1.905cm" svg:x="9.509cm" svg:y="18.018cm">
          <text:p text:style-name="P2"/>
          <text:p text:style-name="P2"/>
        </draw:rect>
        <draw:rect draw:style-name="gr3" draw:text-style-name="P2" draw:layer="layout" svg:width="1.905cm" svg:height="0.381cm" svg:x="9.509cm" svg:y="18.018cm">
          <text:p text:style-name="P2"><text:span text:style-name="T3">?</text:span></text:p>
        </draw:rect>
        <draw:rect draw:style-name="gr3" draw:text-style-name="P2" draw:layer="layout" svg:width="1.905cm" svg:height="0.381cm" svg:x="9.509cm" svg:y="18.399cm">
          <text:p text:style-name="P2"><text:span text:style-name="T3">2</text:span></text:p>
        </draw:rect>
        <draw:rect draw:style-name="gr3" draw:text-style-name="P2" draw:layer="layout" svg:width="1.905cm" svg:height="1.905cm" svg:x="10.779cm" svg:y="18.272cm">
          <text:p text:style-name="P2"/>
          <text:p text:style-name="P2"/>
        </draw:rect>
        <draw:rect draw:style-name="gr3" draw:text-style-name="P2" draw:layer="layout" svg:width="1.905cm" svg:height="0.381cm" svg:x="10.779cm" svg:y="18.272cm">
          <text:p text:style-name="P2"><text:span text:style-name="T3">?</text:span></text:p>
        </draw:rect>
        <draw:rect draw:style-name="gr3" draw:text-style-name="P2" draw:layer="layout" svg:width="1.905cm" svg:height="0.381cm" svg:x="10.779cm" svg:y="18.653cm">
          <text:p text:style-name="P2"><text:span text:style-name="T3">3</text:span></text:p>
        </draw:rect>
        <draw:rect draw:style-name="gr3" draw:text-style-name="P2" draw:layer="layout" svg:width="1.905cm" svg:height="1.905cm" svg:x="12.049cm" svg:y="18.526cm">
          <text:p text:style-name="P2"/>
          <text:p text:style-name="P2"/>
        </draw:rect>
        <draw:rect draw:style-name="gr3" draw:text-style-name="P2" draw:layer="layout" svg:width="1.905cm" svg:height="0.381cm" svg:x="12.049cm" svg:y="18.526cm">
          <text:p text:style-name="P2"><text:span text:style-name="T3">?</text:span></text:p>
        </draw:rect>
        <draw:rect draw:style-name="gr3" draw:text-style-name="P2" draw:layer="layout" svg:width="1.905cm" svg:height="0.381cm" svg:x="12.049cm" svg:y="18.907cm">
          <text:p text:style-name="P2"><text:span text:style-name="T3">4</text:span></text:p>
        </draw:rect>
        <draw:rect draw:style-name="gr3" draw:text-style-name="P2" draw:layer="layout" svg:width="1.905cm" svg:height="1.905cm" svg:x="13.319cm" svg:y="18.78cm">
          <text:p text:style-name="P2"/>
          <text:p text:style-name="P2"/>
        </draw:rect>
        <draw:rect draw:style-name="gr3" draw:text-style-name="P2" draw:layer="layout" svg:width="1.905cm" svg:height="0.381cm" svg:x="13.319cm" svg:y="18.78cm">
          <text:p text:style-name="P2"><text:span text:style-name="T3">?</text:span></text:p>
        </draw:rect>
        <draw:rect draw:style-name="gr3" draw:text-style-name="P2" draw:layer="layout" svg:width="1.905cm" svg:height="0.381cm" svg:x="13.319cm" svg:y="19.161cm">
          <text:p text:style-name="P2"><text:span text:style-name="T3">5</text:span></text:p>
        </draw:rect>
        <draw:rect draw:style-name="gr3" draw:text-style-name="P2" draw:layer="layout" svg:width="1.905cm" svg:height="1.905cm" svg:x="14.589cm" svg:y="19.034cm">
          <text:p text:style-name="P2"/>
          <text:p text:style-name="P2"/>
        </draw:rect>
        <draw:rect draw:style-name="gr3" draw:text-style-name="P2" draw:layer="layout" svg:width="1.905cm" svg:height="0.381cm" svg:x="14.589cm" svg:y="19.034cm">
          <text:p text:style-name="P2"><text:span text:style-name="T3">?</text:span></text:p>
        </draw:rect>
        <draw:rect draw:style-name="gr3" draw:text-style-name="P2" draw:layer="layout" svg:width="1.905cm" svg:height="0.381cm" svg:x="14.589cm" svg:y="19.415cm">
          <text:p text:style-name="P2"><text:span text:style-name="T3">...</text:span></text:p>
        </draw:rect>
        <draw:rect draw:style-name="gr3" draw:text-style-name="P2" draw:layer="layout" svg:width="1.905cm" svg:height="1.905cm" svg:x="15.859cm" svg:y="19.288cm">
          <text:p text:style-name="P2"/>
          <text:p text:style-name="P2"/>
        </draw:rect>
        <draw:rect draw:style-name="gr3" draw:text-style-name="P2" draw:layer="layout" svg:width="1.905cm" svg:height="0.381cm" svg:x="15.859cm" svg:y="19.288cm">
          <text:p text:style-name="P2"><text:span text:style-name="T3">?</text:span></text:p>
        </draw:rect>
        <draw:rect draw:style-name="gr3" draw:text-style-name="P2" draw:layer="layout" svg:width="1.905cm" svg:height="0.381cm" svg:x="15.859cm" svg:y="19.669cm">
          <text:p text:style-name="P2"><text:span text:style-name="T3">196</text:span></text:p>
        </draw:rect>
        <draw:frame draw:style-name="gr5" draw:text-style-name="P5" draw:layer="layout" svg:width="5.207cm" svg:height="0.64cm" svg:x="1.127cm" svg:y="16.113cm">
          <draw:text-box>
            <text:p><text:span text:style-name="T2">audio_block_t * memory_pool</text:span></text:p>
          </draw:text-box>
        </draw:frame>
        <draw:path draw:style-name="gr6" draw:text-style-name="P2" draw:layer="layout" svg:width="1.17cm" svg:height="0.712cm" draw:transform="rotate (-0.245044226981144) translate (6.13348216426095cm 16.40713093777cm)" svg:viewBox="0 0 1171 713" svg:d="m0 220c986-246 924-492 1171 493">
          <text:p/>
        </draw:path>
      </draw:page>
      <draw:page draw:name="page2" draw:style-name="dp1" draw:master-page-name="Default">
        <draw:rect draw:style-name="gr3" draw:text-style-name="P2" draw:layer="layout" svg:width="1.905cm" svg:height="1.905cm" svg:x="17.002cm" svg:y="4.683cm">
          <text:p text:style-name="P2"/>
          <text:p text:style-name="P2"/>
        </draw:rect>
        <draw:rect draw:style-name="gr3" draw:text-style-name="P2" draw:layer="layout" svg:width="1.905cm" svg:height="0.381cm" svg:x="4.81cm" svg:y="7.35cm">
          <text:p text:style-name="P2"><text:span text:style-name="T3">* src</text:span></text:p>
        </draw:rect>
        <draw:rect draw:style-name="gr3" draw:text-style-name="P2" draw:layer="layout" svg:width="1.905cm" svg:height="0.381cm" svg:x="4.81cm" svg:y="7.731cm">
          <text:p text:style-name="P2"><text:span text:style-name="T3">* dst</text:span></text:p>
        </draw:rect>
        <draw:frame draw:style-name="gr7" draw:text-style-name="P7" draw:layer="layout" svg:width="3.937cm" svg:height="0.64cm" svg:x="4.175cm" svg:y="5.445cm">
          <draw:text-box>
            <text:p text:style-name="P6"><text:span text:style-name="T2">AudioConnection</text:span></text:p>
          </draw:text-box>
        </draw:frame>
        <draw:rect draw:style-name="gr3" draw:text-style-name="P2" draw:layer="layout" svg:width="1.905cm" svg:height="0.381cm" svg:x="4.81cm" svg:y="8.112cm">
          <text:p text:style-name="P2"><text:span text:style-name="T3">src port</text:span></text:p>
        </draw:rect>
        <draw:rect draw:style-name="gr3" draw:text-style-name="P2" draw:layer="layout" svg:width="1.905cm" svg:height="0.381cm" svg:x="4.81cm" svg:y="8.493cm">
          <text:p text:style-name="P2"><text:span text:style-name="T3">dst port</text:span></text:p>
        </draw:rect>
        <draw:rect draw:style-name="gr3" draw:text-style-name="P2" draw:layer="layout" svg:width="1.905cm" svg:height="0.381cm" svg:x="8.62cm" svg:y="7.35cm">
          <text:p text:style-name="P2"><text:span text:style-name="T3">* src</text:span></text:p>
        </draw:rect>
        <draw:rect draw:style-name="gr3" draw:text-style-name="P2" draw:layer="layout" svg:width="1.905cm" svg:height="0.381cm" svg:x="8.62cm" svg:y="7.731cm">
          <text:p text:style-name="P2"><text:span text:style-name="T3">* dst</text:span></text:p>
        </draw:rect>
        <draw:rect draw:style-name="gr3" draw:text-style-name="P2" draw:layer="layout" svg:width="1.905cm" svg:height="0.381cm" svg:x="8.62cm" svg:y="8.112cm">
          <text:p text:style-name="P2"><text:span text:style-name="T3">src port</text:span></text:p>
        </draw:rect>
        <draw:rect draw:style-name="gr3" draw:text-style-name="P2" draw:layer="layout" svg:width="1.905cm" svg:height="0.381cm" svg:x="8.62cm" svg:y="8.493cm">
          <text:p text:style-name="P2"><text:span text:style-name="T3">dst port</text:span></text:p>
        </draw:rect>
        <draw:rect draw:style-name="gr3" draw:text-style-name="P2" draw:layer="layout" svg:width="1.905cm" svg:height="0.381cm" svg:x="12.43cm" svg:y="7.35cm">
          <text:p text:style-name="P2"><text:span text:style-name="T3">* src</text:span></text:p>
        </draw:rect>
        <draw:rect draw:style-name="gr3" draw:text-style-name="P2" draw:layer="layout" svg:width="1.905cm" svg:height="0.381cm" svg:x="12.43cm" svg:y="7.731cm">
          <text:p text:style-name="P2"><text:span text:style-name="T3">* dst</text:span></text:p>
        </draw:rect>
        <draw:rect draw:style-name="gr3" draw:text-style-name="P2" draw:layer="layout" svg:width="1.905cm" svg:height="0.381cm" svg:x="12.43cm" svg:y="8.112cm">
          <text:p text:style-name="P2"><text:span text:style-name="T3">src port</text:span></text:p>
        </draw:rect>
        <draw:rect draw:style-name="gr3" draw:text-style-name="P2" draw:layer="layout" svg:width="1.905cm" svg:height="0.381cm" svg:x="12.43cm" svg:y="8.493cm">
          <text:p text:style-name="P2"><text:span text:style-name="T3">dst port</text:span></text:p>
        </draw:rect>
        <draw:path draw:style-name="gr6" draw:text-style-name="P2" draw:layer="layout" svg:width="2.032cm" svg:height="1.754cm" draw:transform="rotate (-0.245044226981143) translate (10.9508149131417cm 6.28221483011007cm)" svg:viewBox="0 0 2033 1755" svg:d="m0 1755c986-246 1663-2772 2033-1294">
          <text:p/>
        </draw:path>
        <draw:rect draw:style-name="gr3" draw:text-style-name="P2" draw:layer="layout" svg:width="1.905cm" svg:height="0.381cm" svg:x="8.62cm" svg:y="8.874cm">
          <text:p text:style-name="P2"><text:span text:style-name="T3"><text:s/></text:span><text:span text:style-name="T3">* next dst</text:span></text:p>
        </draw:rect>
        <draw:rect draw:style-name="gr3" draw:text-style-name="P2" draw:layer="layout" svg:width="1.905cm" svg:height="0.381cm" svg:x="12.43cm" svg:y="8.874cm">
          <text:p text:style-name="P2"><text:span text:style-name="T3"><text:s/></text:span><text:span text:style-name="T3">* next dst</text:span></text:p>
        </draw:rect>
        <draw:rect draw:style-name="gr3" draw:text-style-name="P2" draw:layer="layout" svg:width="1.905cm" svg:height="0.381cm" svg:x="4.81cm" svg:y="8.874cm">
          <text:p text:style-name="P2"><text:span text:style-name="T3"><text:s/></text:span><text:span text:style-name="T3">* next dst</text:span></text:p>
        </draw:rect>
        <draw:path draw:style-name="gr6" draw:text-style-name="P2" draw:layer="layout" svg:width="2.228cm" svg:height="0.676cm" draw:transform="rotate (-0.245044226981144) translate (6.58463390483395cm 6.5557790627715cm)" svg:viewBox="0 0 2229 677" svg:d="m2229 523c-370 93-2557-1324-2187 154">
          <text:p/>
        </draw:path>
        <draw:frame draw:style-name="gr8" draw:text-style-name="P8" draw:layer="layout" svg:width="2.159cm" svg:height="0.508cm" svg:x="2.651cm" svg:y="7.223cm">
          <draw:text-box>
            <text:p text:style-name="P4"><text:span text:style-name="T3">AudioStream</text:span></text:p>
          </draw:text-box>
        </draw:frame>
        <draw:frame draw:style-name="gr8" draw:text-style-name="P8" draw:layer="layout" svg:width="2.159cm" svg:height="0.508cm" svg:x="2.651cm" svg:y="7.731cm">
          <draw:text-box>
            <text:p text:style-name="P4"><text:span text:style-name="T3">AudioStream</text:span></text:p>
          </draw:text-box>
        </draw:frame>
        <draw:frame draw:style-name="gr8" draw:text-style-name="P8" draw:layer="layout" svg:width="2.159cm" svg:height="0.508cm" svg:x="2.652cm" svg:y="7.223cm">
          <draw:text-box>
            <text:p text:style-name="P4"><text:span text:style-name="T3">AudioStream</text:span></text:p>
          </draw:text-box>
        </draw:frame>
        <draw:frame draw:style-name="gr8" draw:text-style-name="P8" draw:layer="layout" svg:width="2.159cm" svg:height="0.508cm" svg:x="2.651cm" svg:y="8.874cm">
          <draw:text-box>
            <text:p text:style-name="P4"><text:span text:style-name="T3">AudioConnection</text:span></text:p>
          </draw:text-box>
        </draw:frame>
      </draw:page>
      <draw:page draw:name="page3" draw:style-name="dp1" draw:master-page-name="Default">
        <draw:frame draw:style-name="gr1" draw:text-style-name="P9" draw:layer="layout" svg:width="15.367cm" svg:height="1.513cm" svg:x="1cm" svg:y="1cm">
          <draw:text-box>
            <text:p><text:span text:style-name="T4">What happens when a program constructs a patchcord?</text:span></text:p>
            <text:p><text:span text:style-name="T4"><text:tab/></text:span><text:span text:style-name="T4">( AudioConnection )</text:span></text:p>
          </draw:text-box>
        </draw:frame>
        <draw:rect draw:style-name="gr3" draw:text-style-name="P2" draw:layer="layout" svg:width="1.905cm" svg:height="0.381cm" svg:x="14.97cm" svg:y="4.81cm">
          <text:p text:style-name="P2"><text:span text:style-name="T3">* src</text:span></text:p>
        </draw:rect>
        <draw:rect draw:style-name="gr3" draw:text-style-name="P2" draw:layer="layout" svg:width="1.905cm" svg:height="0.381cm" svg:x="14.97cm" svg:y="5.191cm">
          <text:p text:style-name="P2"><text:span text:style-name="T3">* dst</text:span></text:p>
        </draw:rect>
        <draw:rect draw:style-name="gr3" draw:text-style-name="P2" draw:layer="layout" svg:width="1.905cm" svg:height="0.381cm" svg:x="14.97cm" svg:y="5.572cm">
          <text:p text:style-name="P2"><text:span text:style-name="T3">src port</text:span></text:p>
        </draw:rect>
        <draw:rect draw:style-name="gr3" draw:text-style-name="P2" draw:layer="layout" svg:width="1.905cm" svg:height="0.381cm" svg:x="14.97cm" svg:y="5.953cm">
          <text:p text:style-name="P2"><text:span text:style-name="T3">dst port</text:span></text:p>
        </draw:rect>
        <draw:rect draw:style-name="gr3" draw:text-style-name="P2" draw:layer="layout" svg:width="1.905cm" svg:height="0.381cm" svg:x="14.97cm" svg:y="6.334cm">
          <text:p text:style-name="P2"><text:span text:style-name="T3"><text:s/></text:span><text:span text:style-name="T3">* next dst</text:span></text:p>
        </draw:rect>
        <draw:frame draw:style-name="gr7" draw:text-style-name="P7" draw:layer="layout" svg:width="3.937cm" svg:height="0.64cm" svg:x="14.208cm" svg:y="4.17cm">
          <draw:text-box>
            <text:p text:style-name="P6"><text:span text:style-name="T2">AudioConnection</text:span></text:p>
          </draw:text-box>
        </draw:frame>
        <draw:frame draw:style-name="gr9" draw:text-style-name="P1" draw:layer="layout" svg:width="15.24cm" svg:height="6.413cm" svg:x="2.27cm" svg:y="9.89cm">
          <draw:text-box>
            <text:p><text:span text:style-name="T1">When connect(void) is called from within the AudioConnection construction,</text:span></text:p>
            <text:p><text:span text:style-name="T1"/></text:p>
            <text:p><text:span text:style-name="T1"><text:tab/></text:span><text:span text:style-name="T1">Checks valid dest_index or return</text:span></text:p>
            <text:p><text:span text:style-name="T1"><text:tab/></text:span><text:span text:style-name="T1">Gets reference to attached src's destination_list</text:span></text:p>
            <text:p><text:span text:style-name="T1"><text:tab/></text:span><text:span text:style-name="T1"><text:tab/></text:span><text:span text:style-name="T1">If list is NULL, set the src's destination_list to this object</text:span></text:p>
            <text:p><text:span text:style-name="T1"><text:tab/></text:span><text:span text:style-name="T1">Else</text:span></text:p>
            <text:p><text:span text:style-name="T1"><text:tab/></text:span><text:span text:style-name="T1"><text:tab/></text:span><text:span text:style-name="T1">While src's next_dest is not NULL, walk to last destination</text:span></text:p>
            <text:p><text:span text:style-name="T1"><text:tab/></text:span><text:span text:style-name="T1"><text:tab/></text:span><text:span text:style-name="T1">Set last destination to this object.</text:span></text:p>
            <text:p><text:span text:style-name="T1"/></text:p>
            <text:p><text:span text:style-name="T1"><text:tab/></text:span><text:span text:style-name="T1">Finally, src and dst are activated</text:span></text:p>
            <text:p><text:span text:style-name="T1"/></text:p>
            <text:p><text:span text:style-name="T1">Basically, this adds the containing object to the src's last destination position.</text:span></text:p>
            <text:p><text:span text:style-name="T1"/></text:p>
          </draw:text-box>
        </draw:frame>
        <draw:frame draw:style-name="gr10" draw:text-style-name="P1" draw:layer="layout" svg:width="15.24cm" svg:height="5.08cm" svg:x="2.27cm" svg:y="3.54cm">
          <draw:text-box>
            <text:p><text:span text:style-name="T1">In header file, construction populates</text:span></text:p>
            <text:p><text:span text:style-name="T1"><text:tab/></text:span><text:span text:style-name="T1">src address ( AudioStream* src )</text:span></text:p>
            <text:p><text:span text:style-name="T1"><text:tab/></text:span><text:span text:style-name="T1">destination address ( AudioStream* dst )</text:span></text:p>
            <text:p><text:span text:style-name="T1"><text:tab/></text:span><text:span text:style-name="T1">src_index</text:span></text:p>
            <text:p><text:span text:style-name="T1"><text:tab/></text:span><text:span text:style-name="T1">dst_index</text:span></text:p>
            <text:p><text:span text:style-name="T1"><text:tab/></text:span><text:span text:style-name="T1">next_dest = NULL ( AudioStream* next_dest )</text:span></text:p>
            <text:p><text:span text:style-name="T1"/></text:p>
            <text:p><text:span text:style-name="T1">Then, it runs method connect(void);</text:span></text:p>
            <text:p><text:span text:style-name="T1"><text:tab/></text:span></text:p>
          </draw:text-box>
        </draw:frame>
      </draw:page>
      <draw:page draw:name="page4" draw:style-name="dp1" draw:master-page-name="Default">
        <draw:frame draw:style-name="gr1" draw:text-style-name="P9" draw:layer="layout" svg:width="17.907cm" svg:height="1.513cm" svg:x="1cm" svg:y="1cm">
          <draw:text-box>
            <text:p text:style-name="P10"><text:span text:style-name="T4">What happens when a the handler asks for blocks during update?</text:span></text:p>
            <text:p text:style-name="P10"><text:span text:style-name="T4"><text:tab/></text:span><text:span text:style-name="T4">( Looking at effect_envelope )</text:span></text:p>
          </draw:text-box>
        </draw:frame>
        <draw:rect draw:style-name="gr3" draw:text-style-name="P11" draw:layer="layout" svg:width="1.905cm" svg:height="0.381cm" svg:x="-3.318cm" svg:y="3.926cm">
          <text:p text:style-name="P11"><text:span text:style-name="T3">* src</text:span></text:p>
        </draw:rect>
        <draw:rect draw:style-name="gr3" draw:text-style-name="P11" draw:layer="layout" svg:width="1.905cm" svg:height="0.381cm" svg:x="-3.318cm" svg:y="4.307cm">
          <text:p text:style-name="P11"><text:span text:style-name="T3">* dst</text:span></text:p>
        </draw:rect>
        <draw:rect draw:style-name="gr3" draw:text-style-name="P11" draw:layer="layout" svg:width="1.905cm" svg:height="0.381cm" svg:x="-3.318cm" svg:y="4.688cm">
          <text:p text:style-name="P11"><text:span text:style-name="T3">src port</text:span></text:p>
        </draw:rect>
        <draw:rect draw:style-name="gr3" draw:text-style-name="P11" draw:layer="layout" svg:width="1.905cm" svg:height="0.381cm" svg:x="-3.318cm" svg:y="5.069cm">
          <text:p text:style-name="P11"><text:span text:style-name="T3">dst port</text:span></text:p>
        </draw:rect>
        <draw:rect draw:style-name="gr3" draw:text-style-name="P11" draw:layer="layout" svg:width="1.905cm" svg:height="0.381cm" svg:x="-3.318cm" svg:y="5.45cm">
          <text:p text:style-name="P11"><text:span text:style-name="T3"><text:s/></text:span><text:span text:style-name="T3">* next dst</text:span></text:p>
        </draw:rect>
        <draw:frame draw:style-name="gr7" draw:text-style-name="P7" draw:layer="layout" svg:width="3.937cm" svg:height="0.64cm" svg:x="-4.08cm" svg:y="3.286cm">
          <draw:text-box>
            <text:p text:style-name="P12"><text:span text:style-name="T2">AudioConnection</text:span></text:p>
          </draw:text-box>
        </draw:frame>
        <draw:frame draw:style-name="gr9" draw:text-style-name="P1" draw:layer="layout" svg:width="15.24cm" svg:height="6.35cm" svg:x="2.27cm" svg:y="3.54cm">
          <draw:text-box>
            <text:p text:style-name="P13"><text:span text:style-name="T1">The envelope has inherited an AudioStream object having </text:span><text:span text:style-name="T5">n</text:span><text:span text:style-name="T6"> of something for each input, and contains in audio_block pointer to the space of all inputs ( audio_block_t *inputQueueArray[1]; )</text:span></text:p>
            <text:p text:style-name="P13"><text:span text:style-name="T6"/></text:p>
            <text:p text:style-name="P13"><text:span text:style-name="T6">The block calls receiveWritable() for each input stream, and points to the received audio_block_t's data payload for byte wise operation</text:span></text:p>
            <text:p text:style-name="P13"><text:span text:style-name="T6"/></text:p>
            <text:p text:style-name="P13"><text:span text:style-name="T6"/></text:p>
            <text:p text:style-name="P13"><text:span text:style-name="T1"/></text:p>
          </draw:text-box>
        </draw:frame>
        <draw:frame draw:style-name="gr10" draw:text-style-name="P1" draw:layer="layout" svg:width="15.24cm" svg:height="5.08cm" svg:x="-16.018cm" svg:y="2.656cm">
          <draw:text-box>
            <text:p text:style-name="P13"><text:span text:style-name="T1">In header file, construction populates</text:span></text:p>
            <text:p text:style-name="P13"><text:span text:style-name="T1"><text:tab/></text:span><text:span text:style-name="T1">src address ( AudioStream* src )</text:span></text:p>
            <text:p text:style-name="P13"><text:span text:style-name="T1"><text:tab/></text:span><text:span text:style-name="T1">destination address ( AudioStream* dst )</text:span></text:p>
            <text:p text:style-name="P13"><text:span text:style-name="T1"><text:tab/></text:span><text:span text:style-name="T1">src_index</text:span></text:p>
            <text:p text:style-name="P13"><text:span text:style-name="T1"><text:tab/></text:span><text:span text:style-name="T1">dst_index</text:span></text:p>
            <text:p text:style-name="P13"><text:span text:style-name="T1"><text:tab/></text:span><text:span text:style-name="T1">next_dest = NULL ( AudioStream* next_dest )</text:span></text:p>
            <text:p text:style-name="P13"><text:span text:style-name="T1"/></text:p>
            <text:p text:style-name="P13"><text:span text:style-name="T1">Then, it runs method connect(void);</text:span></text:p>
            <text:p text:style-name="P13"><text:span text:style-name="T1"><text:tab/></text:span></text:p>
          </draw:text-box>
        </draw:frame>
        <draw:frame draw:style-name="gr1" draw:text-style-name="P9" draw:layer="layout" svg:width="17.907cm" svg:height="0.882cm" svg:x="1cm" svg:y="11.16cm">
          <draw:text-box>
            <text:p text:style-name="P10"><text:span text:style-name="T4">receiveWritable takes a index as argument</text:span></text:p>
          </draw:text-box>
        </draw:frame>
        <draw:frame draw:style-name="gr11" draw:text-style-name="P1" draw:layer="layout" svg:width="15.24cm" svg:height="3.81cm" svg:x="2.27cm" svg:y="12.43cm">
          <draw:text-box>
            <text:p text:style-name="P13"><text:span text:style-name="T1">ReceiveWritable...</text:span></text:p>
            <text:p text:style-name="P13"><text:span text:style-name="T1"><text:tab/></text:span><text:span text:style-name="T1">Returns if input index filled with NULL</text:span></text:p>
            <text:p text:style-name="P13"><text:span text:style-name="T1"><text:tab/></text:span><text:span text:style-name="T1">Sets the inputQueue[index] to NULL</text:span></text:p>
            <text:p text:style-name="P13"><text:span text:style-name="T1"><text:tab/></text:span><text:span text:style-name="T1">If received block is TRUE and it's ref_counter &gt; 1,</text:span></text:p>
            <text:p text:style-name="P13"><text:span text:style-name="T1"><text:tab/></text:span><text:span text:style-name="T1"><text:tab/></text:span><text:span text:style-name="T1">Allocate space</text:span></text:p>
            <text:p text:style-name="P13"><text:span text:style-name="T1"><text:tab/></text:span><text:span text:style-name="T1"><text:tab/></text:span><text:span text:style-name="T1">Copy data</text:span></text:p>
            <text:p text:style-name="P13"><text:span text:style-name="T1"><text:tab/></text:span><text:span text:style-name="T1"><text:tab/></text:span><text:span text:style-name="T1">Return pointer to space</text:span></text:p>
          </draw:text-box>
        </draw:frame>
        <draw:frame draw:style-name="gr1" draw:text-style-name="P9" draw:layer="layout" svg:width="17.907cm" svg:height="0.882cm" svg:x="1cm" svg:y="16.24cm">
          <draw:text-box>
            <text:p text:style-name="P10"><text:span text:style-name="T4">receiveWritable takes a index as argument</text:span></text:p>
          </draw:text-box>
        </draw:frame>
        <draw:frame draw:style-name="gr11" draw:text-style-name="P1" draw:layer="layout" svg:width="15.24cm" svg:height="3.81cm" svg:x="2.27cm" svg:y="17.51cm">
          <draw:text-box>
            <text:p text:style-name="P13"><text:span text:style-name="T1">ReceiveWritable...</text:span></text:p>
            <text:p text:style-name="P13"><text:span text:style-name="T1"><text:tab/></text:span><text:span text:style-name="T1">Returns if input index filled with NULL</text:span></text:p>
            <text:p text:style-name="P13"><text:span text:style-name="T1"><text:tab/></text:span><text:span text:style-name="T1">Sets the inputQueue[index] to NULL</text:span></text:p>
            <text:p text:style-name="P13"><text:span text:style-name="T1"><text:tab/></text:span><text:span text:style-name="T1">If received block is TRUE and it's ref_counter &gt; 1,</text:span></text:p>
            <text:p text:style-name="P13"><text:span text:style-name="T1"><text:tab/></text:span><text:span text:style-name="T1"><text:tab/></text:span><text:span text:style-name="T1">Allocate space</text:span></text:p>
            <text:p text:style-name="P13"><text:span text:style-name="T1"><text:tab/></text:span><text:span text:style-name="T1"><text:tab/></text:span><text:span text:style-name="T1">Copy data</text:span></text:p>
            <text:p text:style-name="P13"><text:span text:style-name="T1"><text:tab/></text:span><text:span text:style-name="T1"><text:tab/></text:span><text:span text:style-name="T1">Return pointer to space</text:span></text:p>
          </draw:text-box>
        </draw:frame>
      </draw:page>
      <draw:page draw:name="page5" draw:style-name="dp1" draw:master-page-name="Default">
        <draw:frame draw:style-name="gr12" draw:text-style-name="P5" draw:layer="layout" svg:width="18.288cm" svg:height="10.754cm" svg:x="1.381cm" svg:y="2.565cm">
          <draw:text-box>
            <text:p text:style-name="P5"><text:span text:style-name="T2"><text:tab/></text:span><text:span text:style-name="T2">//Print address</text:span></text:p>
            <text:p text:style-name="P5"><text:span text:style-name="T2"><text:tab/></text:span><text:span text:style-name="T2">uint32_t address = (uint32_t)&amp;source;</text:span></text:p>
            <text:p text:style-name="P5"><text:span text:style-name="T2"><text:tab/></text:span><text:span text:style-name="T2">Serial.print("passed src adr: ");</text:span></text:p>
            <text:p text:style-name="P5"><text:span text:style-name="T2"><text:tab/></text:span><text:span text:style-name="T2">Serial.println(address, HEX);</text:span></text:p>
            <text:p text:style-name="P5"><text:span text:style-name="T2"><text:tab/></text:span><text:span text:style-name="T2">////Print address</text:span></text:p>
            <text:p text:style-name="P5"><text:span text:style-name="T2"><text:tab/></text:span><text:span text:style-name="T2">//address = (uint32_t)source.destination_list;</text:span></text:p>
            <text:p text:style-name="P5"><text:span text:style-name="T2"><text:tab/></text:span><text:span text:style-name="T2">//Serial.print("src. dst list adr: ");</text:span></text:p>
            <text:p text:style-name="P5"><text:span text:style-name="T2"><text:tab/></text:span><text:span text:style-name="T2">//Serial.println(address, HEX);</text:span></text:p>
            <text:p text:style-name="P5"><text:span text:style-name="T2"><text:tab/></text:span><text:span text:style-name="T2">////Print address</text:span></text:p>
            <text:p text:style-name="P5"><text:span text:style-name="T2"><text:tab/></text:span><text:span text:style-name="T2">//address = (uint32_t)this;</text:span></text:p>
            <text:p text:style-name="P5"><text:span text:style-name="T2"><text:tab/></text:span><text:span text:style-name="T2">//Serial.print("'this' adr: ");</text:span></text:p>
            <text:p text:style-name="P5"><text:span text:style-name="T2"><text:tab/></text:span><text:span text:style-name="T2">//Serial.println(address, HEX);</text:span></text:p>
            <text:p text:style-name="P5"><text:span text:style-name="T2"><text:tab/></text:span></text:p>
            <text:p text:style-name="P5"><text:span text:style-name="T2"><text:tab/></text:span><text:span text:style-name="T2">//Print address</text:span></text:p>
            <text:p text:style-name="P5"><text:span text:style-name="T2"><text:tab/></text:span><text:span text:style-name="T2">address = (uint32_t)src;</text:span></text:p>
            <text:p text:style-name="P5"><text:span text:style-name="T2"><text:tab/></text:span><text:span text:style-name="T2">Serial.print("target src adr: ");</text:span></text:p>
            <text:p text:style-name="P5"><text:span text:style-name="T2"><text:tab/></text:span><text:span text:style-name="T2">Serial.println(address, HEX);</text:span></text:p>
            <text:p text:style-name="P5"><text:span text:style-name="T2"><text:tab/></text:span></text:p>
            <text:p text:style-name="P5"><text:span text:style-name="T2"><text:tab/></text:span><text:span text:style-name="T2">//Print address</text:span></text:p>
            <text:p text:style-name="P5"><text:span text:style-name="T2"><text:tab/></text:span><text:span text:style-name="T2">address = (uint32_t)src-&gt;destination_list;</text:span></text:p>
            <text:p text:style-name="P5"><text:span text:style-name="T2"><text:tab/></text:span><text:span text:style-name="T2">Serial.print("src. dst list adr: ");</text:span></text:p>
            <text:p text:style-name="P5"><text:span text:style-name="T2"><text:tab/></text:span><text:span text:style-name="T2">Serial.println(address, HEX);</text:span></text:p>
            <text:p text:style-name="P5"><text:span text:style-name="T2"><text:tab/></text:span><text:span text:style-name="T2">//Print address</text:span></text:p>
            <text:p text:style-name="P5"><text:span text:style-name="T2"><text:tab/></text:span><text:span text:style-name="T2">address = (uint32_t)dst;</text:span></text:p>
            <text:p text:style-name="P5"><text:span text:style-name="T2"><text:tab/></text:span><text:span text:style-name="T2">Serial.print("dest adr: ");</text:span></text:p>
            <text:p text:style-name="P5"><text:span text:style-name="T2"><text:tab/></text:span><text:span text:style-name="T2">Serial.println(address, HEX);</text:span></text:p>
            <text:p text:style-name="P5"><text:span text:style-name="T2"/></text:p>
          </draw:text-box>
        </draw:frame>
        <draw:frame draw:style-name="gr1" draw:text-style-name="P9" draw:layer="layout" svg:width="15.367cm" svg:height="0.882cm" svg:x="1.001cm" svg:y="1.001cm">
          <draw:text-box>
            <text:p><text:span text:style-name="T4">Print command salvaged from within reconnect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51M12S</meta:editing-duration>
    <meta:editing-cycles>5</meta:editing-cycles>
    <meta:generator>OpenOffice.org/3.4.1$Win32 OpenOffice.org_project/341m1$Build-9593</meta:generator>
    <dc:date>2016-12-11T17:12:30.95</dc:date>
    <meta:document-statistic meta:object-count="86"/>
  </office:meta>
</office:document-meta>
</file>